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2" style:family="table">
      <style:table-properties style:width="24.363cm" table:align="right" style:writing-mode="lr-tb"/>
    </style:style>
    <style:style style:name="Таблица2.A" style:family="table-column">
      <style:table-column-properties style:column-width="1.406cm"/>
    </style:style>
    <style:style style:name="Таблица2.B" style:family="table-column">
      <style:table-column-properties style:column-width="8.086cm"/>
    </style:style>
    <style:style style:name="Таблица2.C" style:family="table-column">
      <style:table-column-properties style:column-width="5.309cm"/>
    </style:style>
    <style:style style:name="Таблица2.D" style:family="table-column">
      <style:table-column-properties style:column-width="9.562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2" fo:widows="2" fo:text-indent="1cm" style:auto-text-indent="false" style:page-number="auto" fo:background-color="transparent" style:writing-mode="lr-tb"/>
      <style:text-properties fo:font-size="24pt" fo:language="ru" fo:country="RU" fo:font-weight="normal" officeooo:rsid="0082cd02" officeooo:paragraph-rsid="0082cd02" style:font-size-asian="24pt" style:font-weight-asian="normal" style:font-size-complex="24pt" style:font-weight-complex="normal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ru" fo:country="RU" fo:font-weight="normal" officeooo:rsid="00848a0a" officeooo:paragraph-rsid="00848a0a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orphans="2" fo:widows="2" fo:text-indent="1cm" style:auto-text-indent="false" fo:background-color="transparent" style:writing-mode="lr-tb"/>
      <style:text-properties fo:font-size="14pt" fo:language="ru" fo:country="RU" fo:font-weight="normal" officeooo:rsid="0086dac7" officeooo:paragraph-rsid="0086dac7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font-size="14pt" fo:font-weight="bold" officeooo:rsid="0079e705" officeooo:paragraph-rsid="008186b6" style:font-size-asian="14pt" style:font-weight-asian="bold" style:font-size-complex="1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officeooo:paragraph-rsid="008186b6" style:font-size-asian="14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officeooo:rsid="007c7c9e" officeooo:paragraph-rsid="008186b6" style:font-size-asian="14pt" style:font-size-complex="14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24pt" fo:language="ru" fo:country="RU" fo:font-weight="normal" officeooo:rsid="00825459" officeooo:paragraph-rsid="007e203d" style:font-size-asian="24pt" style:font-weight-asian="normal" style:font-size-complex="2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8186b6" officeooo:paragraph-rsid="00d501ba" style:font-size-asian="14pt" style:font-weight-asian="normal" style:font-size-complex="14pt" style:font-weight-complex="normal"/>
    </style:style>
    <style:style style:name="T1" style:family="text">
      <style:text-properties officeooo:rsid="00806929"/>
    </style:style>
    <style:style style:name="T2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Таблицы</text:p>
      <text:p text:style-name="P1"><text:script script:language="jooscript">@text:p
[#list tables as table]</text:script><text:span text:style-name="T2">Таблица: </text:span><text:span text:style-name="T2"><text:text-input text:description="jooscript">${table.name}</text:text-input></text:span></text:p>
      <text:p text:style-name="P2">Системное имя: </text:p>
      <text:p text:style-name="P2"><text:text-input text:description="jooscript">${table.classId}</text:text-input></text:p>
      <text:p text:style-name="P3">Описание таблицы: <text:text-input text:description="jooscript">${table.description}</text:text-input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323439270352">
          <table:table-cell table:style-name="Таблица2.A1" office:value-type="string">
            <text:p text:style-name="P4">№</text:p>
          </table:table-cell>
          <table:table-cell table:style-name="Таблица2.A1" office:value-type="string">
            <text:p text:style-name="P4"><text:span text:style-name="T1">Н</text:span>аименование поля</text:p>
          </table:table-cell>
          <table:table-cell table:style-name="Таблица2.A1" office:value-type="string">
            <text:p text:style-name="P4">Тип поля</text:p>
          </table:table-cell>
          <table:table-cell table:style-name="Таблица2.D1" office:value-type="string">
            <text:p text:style-name="P4">Описание</text:p>
          </table:table-cell>
        </table:table-row>
        <table:table-row table:style-name="TableLine94323439637808">
          <table:table-cell table:style-name="Таблица2.A2" office:value-type="string">
            <text:p text:style-name="P5"><text:script script:language="jooscript">${field.sequence}</text:script><text:script script:language="jooscript">@table:table-row
[#list table.fields as field]
@/table:table-row
[/#list]</text:script></text:p>
          </table:table-cell>
          <table:table-cell table:style-name="Таблица2.A2" office:value-type="string">
            <text:p text:style-name="P5"><text:text-input text:description="jooscript">${field.name}</text:text-input></text:p>
          </table:table-cell>
          <table:table-cell table:style-name="Таблица2.A2" office:value-type="string">
            <text:p text:style-name="P6"><text:text-input text:description="jooscript">${field.type}</text:text-input></text:p>
          </table:table-cell>
          <table:table-cell table:style-name="Таблица2.D2" office:value-type="string">
            <text:p text:style-name="P5"><text:text-input text:description="jooscript">${field.description}</text:text-input></text:p>
          </table:table-cell>
        </table:table-row>
      </table:table>
      <text:p text:style-name="P8"><text:script script:language="jooscript">@/text:p
[/#list]
</text:script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color="#800000" loext:opacity="100%" fo:font-size="48pt" fo:font-weight="bold" style:font-size-asian="48pt" style:font-weight-asian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903cm" fo:margin-left="2cm" fo:margin-right="2cm" style:writing-mode="lr-tb" style:layout-grid-color="#c0c0c0" style:layout-grid-lines="27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УП “МОСКОЛЛЕКТОР”</dc:title>
    <dc:subject/>
    <meta:keyword/>
    <dc:description/>
    <meta:initial-creator>rek1</meta:initial-creator>
    <meta:creation-date>2012-12-19T14:29:00</meta:creation-date>
    <dc:date>2022-08-12T01:52:00.859808332</dc:date>
    <meta:print-date>2012-12-18T17:52:00</meta:print-date>
    <meta:editing-cycles>165</meta:editing-cycles>
    <meta:editing-duration>PT6H53M47S</meta:editing-duration>
    <meta:generator>LibreOffice/7.3.4.2$Linux_X86_64 LibreOffice_project/30$Build-2</meta:generator>
    <meta:document-statistic meta:table-count="1" meta:image-count="0" meta:object-count="0" meta:page-count="1" meta:paragraph-count="14" meta:word-count="30" meta:character-count="191" meta:non-whitespace-character-count="183"/>
  </office:meta>
</office:document-meta>
</file>